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3722in" table:align="left"/>
    </style:style>
    <style:style style:name="Table1.A" style:family="table-column">
      <style:table-column-properties style:column-width="0.5535in"/>
    </style:style>
    <style:style style:name="Table1.B" style:family="table-column">
      <style:table-column-properties style:column-width="2.1993in"/>
    </style:style>
    <style:style style:name="Table1.C" style:family="table-column">
      <style:table-column-properties style:column-width="2.61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2e34f"/>
    </style:style>
    <style:style style:name="P2" style:family="paragraph" style:parent-style-name="Standard">
      <style:text-properties officeooo:rsid="00660b26" officeooo:paragraph-rsid="00660b26"/>
    </style:style>
    <style:style style:name="P3" style:family="paragraph" style:parent-style-name="Table_20_Contents">
      <style:text-properties fo:font-size="10pt" officeooo:rsid="00105e82" fo:background-color="transparen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05e82" officeooo:paragraph-rsid="00105e82" fo:background-color="transparent" style:font-size-asian="10pt" style:font-size-complex="10pt"/>
    </style:style>
    <style:style style:name="P5" style:family="paragraph" style:parent-style-name="Table_20_Contents">
      <style:text-properties fo:font-size="10pt" officeooo:rsid="00105e82" officeooo:paragraph-rsid="00105e82" fo:background-color="transparent" style:font-size-asian="10pt" style:font-size-complex="10pt"/>
    </style:style>
    <style:style style:name="P6" style:family="paragraph" style:parent-style-name="Table_20_Contents">
      <style:text-properties fo:font-size="10pt" officeooo:rsid="006255cc" officeooo:paragraph-rsid="006255cc" fo:background-color="transparen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6255cc" officeooo:paragraph-rsid="006255cc" fo:background-color="transparent" style:font-size-asian="10pt" style:font-size-complex="10pt"/>
    </style:style>
    <style:style style:name="P8" style:family="paragraph" style:parent-style-name="Table_20_Contents">
      <style:text-properties fo:font-size="10pt" officeooo:rsid="00219a3b" officeooo:paragraph-rsid="00219a3b" fo:background-color="transparent" style:font-size-asian="10pt" style:font-size-complex="10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641450"/>
    </style:style>
    <style:style style:name="T3" style:family="text">
      <style:text-properties officeooo:rsid="00645b09"/>
    </style:style>
    <style:style style:name="T4" style:family="text">
      <style:text-properties officeooo:rsid="006469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8430050715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SOM pulizia</text:p>
          </table:table-cell>
          <table:table-cell table:style-name="Table1.C1" office:value-type="string">
            <text:p text:style-name="P7">NO SOM pulizia</text:p>
          </table:table-cell>
        </table:table-row>
        <table:table-row table:style-name="TableLine94184331912352">
          <table:table-cell table:style-name="Table1.A2" office:value-type="string">
            <text:p text:style-name="P6">SGD</text:p>
          </table:table-cell>
          <table:table-cell table:style-name="Table1.A2" office:value-type="string">
            <text:p text:style-name="P7">Ross<text:span text:style-name="T2">=</text:span><text:span text:style-name="T3">94.6</text:span></text:p>
            <text:p text:style-name="P7">Hara<text:span text:style-name="T2">=</text:span><text:span text:style-name="T4">86</text:span></text:p>
          </table:table-cell>
          <table:table-cell table:style-name="Table1.C2" office:value-type="string">
            <text:p text:style-name="P7">Ross<text:span text:style-name="T2">=</text:span><text:span text:style-name="T3">95.5</text:span></text:p>
            <text:p text:style-name="P7">Hara<text:span text:style-name="T2">=</text:span><text:span text:style-name="T3">91.5</text:span></text:p>
          </table:table-cell>
        </table:table-row>
        <table:table-row table:style-name="TableLine94184334640576">
          <table:table-cell table:style-name="Table1.A2" office:value-type="string">
            <text:p text:style-name="P6">ADAM</text:p>
          </table:table-cell>
          <table:table-cell table:style-name="Table1.A2" office:value-type="string">
            <text:p text:style-name="P7">Ross<text:span text:style-name="T2">=</text:span><text:span text:style-name="T3">92</text:span></text:p>
            <text:p text:style-name="P7">Hara<text:span text:style-name="T2">=</text:span><text:span text:style-name="T3">92</text:span></text:p>
          </table:table-cell>
          <table:table-cell table:style-name="Table1.C2" office:value-type="string">
            <text:p text:style-name="P7">Ross<text:span text:style-name="T2">=</text:span><text:span text:style-name="T3">94.7</text:span></text:p>
            <text:p text:style-name="P7">Hara<text:span text:style-name="T2">=</text:span><text:span text:style-name="T3">87</text:span></text:p>
          </table:table-cell>
        </table:table-row>
      </table:table>
      <text:p text:style-name="P1"/>
      <text:p text:style-name="P2">Tutto HARA è con Dropout, Ross alcuni si altri n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3-03-21T15:11:16.531247023</dc:date>
    <meta:editing-duration>PT16H12M54S</meta:editing-duration>
    <meta:editing-cycles>58</meta:editing-cycles>
    <meta:generator>LibreOffice/6.4.7.2$Linux_X86_64 LibreOffice_project/40$Build-2</meta:generator>
    <meta:document-statistic meta:table-count="1" meta:image-count="0" meta:object-count="0" meta:page-count="1" meta:paragraph-count="13" meta:word-count="25" meta:character-count="146" meta:non-whitespace-character-count="134"/>
  </office:meta>
</office:document-meta>
</file>